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8900" officeooo:paragraph-rsid="000c8900"/>
    </style:style>
    <style:style style:name="P2" style:family="paragraph" style:parent-style-name="Standard">
      <style:text-properties officeooo:rsid="000e399a" officeooo:paragraph-rsid="000e399a"/>
    </style:style>
    <style:style style:name="P3" style:family="paragraph" style:parent-style-name="Standard">
      <style:text-properties officeooo:rsid="000ff13b" officeooo:paragraph-rsid="000ff13b"/>
    </style:style>
    <style:style style:name="P4" style:family="paragraph" style:parent-style-name="Standard">
      <style:text-properties officeooo:rsid="00128946" officeooo:paragraph-rsid="00128946"/>
    </style:style>
    <style:style style:name="T1" style:family="text">
      <style:text-properties officeooo:rsid="000eabcb"/>
    </style:style>
    <style:style style:name="T2" style:family="text">
      <style:text-properties officeooo:rsid="00103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devoir python. </text:p>
      <text:p text:style-name="P1"/>
      <text:p text:style-name="P2">Q1 : Madame, monsieur. <text:span text:style-name="T1">Cf portée/scope variable dans la fonction/hors de la fonction. </text:span></text:p>
      <text:p text:style-name="P2"/>
      <text:p text:style-name="P3">Q2 : 1 poire <text:span text:style-name="T2">pour la valeur de rendu de la fonction. </text:span><text:s/>1 banane, 1 pomme, 1 poire. </text:p>
      <text:p text:style-name="P3"/>
      <text:p text:style-name="P4">Q3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57:04.924162623</meta:creation-date>
    <dc:date>2018-12-10T11:00:48.644765183</dc:date>
    <meta:editing-duration>PT3M48S</meta:editing-duration>
    <meta:editing-cycles>8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4" meta:word-count="36" meta:character-count="199" meta:non-whitespace-character-count="162"/>
  </office:meta>
</office:document-meta>
</file>